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25-01-09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24-10-14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24-07-08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24-04-02 0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24-01-11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23-10-04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23-07-12 0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23-04-06 0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23-01-05 0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22-10-17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22-07-07 0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22-04-07 0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22-01-06 0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21-10-11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21-07-15 0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21-04-08 0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21-01-11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20-10-19 0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20-10-08 0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20-07-23 0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20-01-07 0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19-10-03 0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19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19-04-02 0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18-10-03 0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18-07-17 0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18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18-01-04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17-10-04 0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17-07-10 1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17-04-03 1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17-01-05 0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16-10-05 0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16-07-07 0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16-04-07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16-01-06 0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15-10-07 0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15-06-30 0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15-04-06 1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14-10-07 0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14-07-07 0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14-04-02 0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14-01-07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13-10-10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13-07-08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13-04-08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CREWSVILLE UP INT-AG</text:p>
          </table:table-cell>
          <table:table-cell office:value-type="string" calcext:value-type="string">
            <text:p>2013-01-08 0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